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9" style:family="paragraph" style:parent-style-name="Standard">
      <style:text-properties fo:color="#000000" style:font-name="Times New Roman" fo:font-size="12pt" style:font-size-asian="12pt" style:font-size-complex="12pt"/>
    </style:style>
    <style:style style:name="P10"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paragraph-properties fo:text-align="end" style:justify-single-word="false"/>
      <style:text-properties fo:color="#000000" fo:font-size="12pt" style:font-size-asian="12pt" style:font-size-complex="12pt"/>
    </style:style>
    <style:style style:name="P14" style:family="paragraph" style:parent-style-name="Standard">
      <style:paragraph-properties fo:text-align="center" style:justify-single-word="false"/>
      <style:text-properties fo:color="#000000" fo:font-size="18pt" style:font-size-asian="18pt" style:font-size-complex="18pt"/>
    </style:style>
    <style:style style:name="P15" style:family="paragraph" style:parent-style-name="Standard">
      <style:text-properties fo:color="#000000" fo:font-size="10pt" style:font-size-asian="10pt" style:font-size-complex="10pt"/>
    </style:style>
    <style:style style:name="P16" style:family="paragraph" style:parent-style-name="Standard">
      <style:paragraph-properties fo:text-align="center" style:justify-single-word="false"/>
      <style:text-properties fo:color="#000000" fo:font-size="10pt" style:font-size-asian="10pt" style:font-size-complex="10pt"/>
    </style:style>
    <style:style style:name="P17" style:family="paragraph" style:parent-style-name="Standard">
      <style:paragraph-properties fo:text-align="center" style:justify-single-word="false"/>
      <style:text-properties fo:color="#000000" fo:font-size="10pt"/>
    </style:style>
    <style:style style:name="P18" style:family="paragraph" style:parent-style-name="Standard">
      <style:text-properties fo:color="#000000" fo:font-style="normal" style:font-style-asian="normal" style:font-style-complex="normal"/>
    </style:style>
    <style:style style:name="P19" style:family="paragraph" style:parent-style-name="Text_20_body">
      <style:text-properties fo:color="#000000"/>
    </style:style>
    <style:style style:name="P20" style:family="paragraph" style:parent-style-name="Text_20_body">
      <style:text-properties fo:font-variant="normal" fo:text-transform="none" fo:color="#000000" fo:font-size="12pt" fo:letter-spacing="normal" fo:font-style="normal" style:font-size-asian="12pt" style:font-size-complex="12pt"/>
    </style:style>
    <style:style style:name="P21" style:family="paragraph" style:parent-style-name="Standard">
      <style:text-properties fo:color="#000000"/>
    </style:style>
    <style:style style:name="P22"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23"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2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5" style:family="paragraph" style:parent-style-name="Standard">
      <style:paragraph-properties fo:text-align="start" style:justify-single-word="false"/>
      <style:text-properties fo:color="#000000"/>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style:font-name="Times New Roman" fo:font-size="12pt" fo:letter-spacing="normal" fo:language="en" fo:country="none" fo:font-style="normal" fo:font-weight="normal" style:font-size-asian="12pt" style:font-size-complex="12pt"/>
    </style:style>
    <style:style style:name="T12" style:family="text">
      <style:text-properties fo:font-variant="normal" fo:text-transform="none" fo:font-size="12pt" fo:letter-spacing="normal" fo:font-style="normal" style:font-size-asian="12pt" style:font-size-complex="12pt"/>
    </style:style>
    <style:style style:name="T13" style:family="text">
      <style:text-properties fo:font-variant="normal" fo:text-transform="none" fo:letter-spacing="normal" fo:language="en" fo:country="none" fo:font-style="italic" fo:font-weight="normal" style:font-style-asian="italic" style:font-style-complex="italic"/>
    </style:style>
    <style:style style:name="T14" style:family="text">
      <style:text-properties fo:font-variant="normal" fo:text-transform="none" fo:letter-spacing="normal" fo:language="en" fo:country="none" fo:font-style="normal" fo:font-weight="normal"/>
    </style:style>
    <style:style style:name="T15" style:family="text">
      <style:text-properties style:font-size-asian="10pt" style:font-size-complex="10pt"/>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style:font-name-asian="Menlo-Regular" style:font-size-asian="12pt" style:font-name-complex="Menlo-Regular" style:font-size-complex="12pt"/>
    </style:style>
    <style:style style:name="T21" style:family="text">
      <style:text-properties fo:font-style="normal" style:font-style-asian="normal" style:font-style-complex="normal"/>
    </style:style>
    <style:style style:name="T22" style:family="text">
      <style:text-properties style:text-position="super 58%"/>
    </style:style>
    <style:style style:name="T23" style:family="text">
      <style:text-properties style:font-name-asian="Menlo-Regular" style:font-name-complex="Menlo-Regular"/>
    </style:style>
    <style:style style:name="T24" style:family="text">
      <style:text-properties style:font-name="Times New Roman" fo:font-size="12pt" style:font-name-asian="Menlo-Regular" style:font-size-asian="12pt" style:font-name-complex="Menlo-Regular" style:font-size-complex="12pt"/>
    </style:style>
    <style:style style:name="T25"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ristopher Edgemon</text:p>
      <text:p text:style-name="P13">May 9, 2016</text:p>
      <text:p text:style-name="P13">Autonomy vs Place</text:p>
      <text:p text:style-name="P13">Erik Ghenoiu</text:p>
      <text:p text:style-name="P13"/>
      <text:p text:style-name="P14"/>
      <text:p text:style-name="P14">Anonymity</text:p>
      <text:p text:style-name="P16">Sibyl Moholy-Nagy (Native Genius in Anonymous Architecture), </text:p>
      <text:p text:style-name="P16">Bernard Rudofsky (Architecture Without Architects)</text:p>
      <text:p text:style-name="P6"/>
      <text:p text:style-name="P15"><text:span text:style-name="T16">"Rather than denying or even supplementing the high culture, therefore, histories of the vernacular complete it."</text:span> -Dell Upton</text:p>
      <text:p text:style-name="P6"/>
      <text:p text:style-name="P6"><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6"><text:tab/>What exactly do we mean when we talk about "anonymous architecture"? Different definitions frame the question in different ways, and naturally produce very different conclusions.</text:p>
      <text:p text:style-name="P6"><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6"><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6"><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6"><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6"><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6"><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6"><text:tab/>(P.S. One more thing. Architecture has been far too obsessed with the idea of authorship, and the idea of defending its territory. Although usually attributed to a single individual, this is rarely how design functions – buildings are products of large teams, whose interactions are not quantifiable. For more than thirty years, the technology community has run a very successful experiment with radical abdication of authorship – the open source movement. Although projects have a maintainer, this can change over time, and it cannot be said that a single individual is responsible for anything. Apart from transitioning away from the glorification of the author, this movement has the effect of allowing for the much better transmission of knowledge, and discovery of errors. Architecture's complete failure to explore this model of production is directly related to its fraught relationship with recognition and anonymity.)</text:p>
      <text:p text:style-name="P6"/>
      <text:p text:style-name="P6"/>
      <text:p text:style-name="P6"/>
      <text:p text:style-name="P14">Taste + Interpretation</text:p>
      <text:p text:style-name="P16">Charles Moore (Plug It in, Rameses, and See if it Lights up.)</text:p>
      <text:p text:style-name="P6"/>
      <text:p text:style-name="P6"><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6"><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6"><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P6"><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text:soft-page-break/>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6"><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6"><text:tab/>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6"><text:tab/>There is a joy in reading that "Yes! The Madonna Inn really is architecture!" - and a kind of sadness in reading about the hilarious, glorious Santa Barbara City Hall, whose grandeur flew over my head. </text:p>
      <text:p text:style-name="P6"><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6"/>
      <text:p text:style-name="P6"><text:tab/>Taste is a powerful, unspoken aspect of architecture. Almost all architectural decisions revolve around taste – many would argue that other kinds of decisions – structural, economic, sustainable – are not in fact “architecture,” but engineering or some other field. </text:p>
      <text:p text:style-name="P6"><text:tab/>I have spent my time in architecture school baffled by this problem. For much of 4<text:span text:style-name="T22">th</text:span> semester, my drawings were rejected because they were not beautiful enough. How can we tell if something, a single line, is elegant, beautiful? What makes a crooked line ugly and a smoother line elegant? Hina Jamelle has an entire practice centered around “Elegance”, but what this really seems to mean is that she makes personal decisions about taste and rigidly enforces them.</text:p>
      <text:p text:style-name="P6"><text:tab/>Taste is also at the heart of the inherent conservatism of architecture. Taste is socially constructed, and socially moderated – we know what is beautiful because others agree with us. It takes a bold person to disagree about matters of taste, especially considering that there is no intellectual framework to support these decisions. Taste becomes essentially a matter of personal status – there are “tastemakers,” people who we respect for various reasons who are allowed to make decisions.</text:p>
      <text:p text:style-name="P6"><text:tab/>Pinterest is full of people expressing their personal “taste” and sharing it with the world. When I visit that website, I circulate in a highly selected group of people – many of whom share my preference for “high” culture – minimalist architecture, abstract paintings. The large portion of pinterest is (at least <text:s/>this is my impression) quite different – they are mothers and teenage girls, and they share things that we would describe as declasse or reactionary – English manor houses, over-sentimental craft projects, cute animals, makeup advice. Can these two groups even talk to each other? Should they?</text:p>
      <text:p text:style-name="P6"><text:tab/>Architecture has off and on tried to dictate precise elements of taste. This is directly associated with the idea of style. Maybe there is no way to define taste, but an open admission to its role would be hugely valuable to architectural discourse, while also laying bare much that is superficial or ridiculous in modern practice.</text:p>
      <text:p text:style-name="P6"/>
      <text:p text:style-name="P6"/>
      <text:p text:style-name="P6"/>
      <text:p text:style-name="P12"><text:soft-page-break/><text:span text:style-name="T1">Leon Krier / Peter Eisenman Conversation</text:span> </text:p>
      <text:p text:style-name="P16">Mark Wigley</text:p>
      <text:p text:style-name="P16"/>
      <text:p text:style-name="P8"><text:span text:style-name="T16">“the <text:s/>alternatives that appear as opposites-order <text:s/>and disorder, laws and change, structure and chaos - are in reality entirely complementary.” </text:span>- Manfredo Tafuri</text:p>
      <text:p text:style-name="P6"/>
      <text:p text:style-name="P6"><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6"><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6"><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6"><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6"><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6"><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6"><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P6"><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text:soft-page-break/>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6"/>
      <text:p text:style-name="P6"/>
      <text:p text:style-name="P14">Mannerism + Contrarianism</text:p>
      <text:p text:style-name="P16">Denise Scott Brown (Everyday America),</text:p>
      <text:p text:style-name="P16">Denise Scott Brown (Room at the Top?)</text:p>
      <text:p text:style-name="P6"/>
      <text:p text:style-name="P6"><text:tab/>The immense power of Complexity and Contradiction in Architecture and Learning From Las Vegas comes from not just their decision to face objects traditionally ignored in the architectural canon, but their willingness to embrace them.</text:p>
      <text:p text:style-name="P6"><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6"><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6"><text:tab/>Denise Scott Brown proudly proclaims a contrarian predilection - "my interest in architectural mannerism - breaking the rules, liking what's shocking."</text:p>
      <text:p text:style-name="P6"><text:tab/>How do we deal with things that violate, and even discredit, our perspectives? Scott Brown's question: "Can't you architects hold off your criticism of strips and sprawl just long enough to find out why people use them?" exposes the reactionary nature of much of architecture – rather than engage with the real problems of the field, we would rather hide in our theoretically authorized bubble.</text:p>
      <text:p text:style-name="P6"/>
      <text:p text:style-name="P6"><text:tab/>In <text:span text:style-name="T16">Everyday America</text:span>, Scott Brown's contrarianism is focused on the symbolic or structural elements that architecture is afraid to confront. In <text:span text:style-name="T16">Room at the Top?</text:span><text:span text:style-name="T21"> her focus shifts to the profession itself – architecture has long been the domain of upper-class white men, who tended to ignore and diminish her role, preferring to elevate her husband Venturi to the status of Starchitect. One suspects that these two sentiments are related – forced to constantly battle a profession that is biased against you, one naturally might choose to examine other biases in the field. </text:span></text:p>
      <text:p text:style-name="P18"><text:tab/>I wonder if this criticism can go deeper still – architecture is happy to criticize itself, but only so far. We examine the assumptions of architectural historians, but rarely challenge the fundamental ideas of how the profession works. But is there any reason to think that the pedagogy and practice is any more legitimate than the history that glorified it? <text:s/>Architecture emerged from a particular social situation, deeply entwined with the legitimization of power. If we believe that this role has disappeared, and that architecture now speaks for other groups, or even for itself, we must wonder why the practice seems so continuous? What would architecture be like if the field was first invented in Soviet Russia, or the Global South, or beavers and birds and bees? Does architecture truly serve the good of society, or even the good of architects? Or does it instead function to protect itself and the powerful architects who we still idolize? Is architecture able to criticize itself, or is this a project that can only take place from the outside? What strategies can we employ to transform, or even destroy architecture? Can we design a field using its own tools (is this <text:s/>autonomy?) <text:s/>What questions are so contrarian that we dare not even ask them, and what happens if we do? Maybe it's a bad idea.</text:p>
      <text:p text:style-name="P18"><text:soft-page-break/></text:p>
      <text:p text:style-name="P6"/>
      <text:p text:style-name="P14">Typology + Classification</text:p>
      <text:p text:style-name="P16">Aldo Rossi (Architecture of the City),</text:p>
      <text:p text:style-name="P16">Anthony Vidler (Third Typology)</text:p>
      <text:p text:style-name="P16"/>
      <text:p text:style-name="P16"><text:span text:style-name="T16">"I would define the concept of type as something that is permanent and complex, a logical principle that is prior to form </text:span><text:span text:style-name="T16">and that constitutes it."</text:span> - Rossi</text:p>
      <text:p text:style-name="P6"/>
      <text:p text:style-name="P6"><text:tab/>How do we classify buildings? <text:s/>There are of course many ways: residential vs. commercial; classical vs. modernist; urban vs rural.</text:p>
      <text:p text:style-name="P6"><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P6"><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6"><text:tab/>Both of these motivations generate a class of forms.</text:p>
      <text:p text:style-name="P6">"Nevertheless, a closer scrutiny reveals that the idea of type held by the eighteenth-century rationalists was of a very different order from that of the early modernists and that the third typology now emerging is radically different from both."</text:p>
      <text:p text:style-name="P6"><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6"><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6"><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6"><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6"/>
      <text:p text:style-name="P6"/>
      <text:p text:style-name="P14">Nature and the Universe</text:p>
      <text:p text:style-name="P16">David Ruy (Returning to Strange Objects),</text:p>
      <text:p text:style-name="P17"><text:span text:style-name="T15">Daniel Hoffman (</text:span><text:span text:style-name="T7">The Evolutionary Argument Against Reality),</text:span></text:p>
      <text:p text:style-name="P3"><text:soft-page-break/>Richard Dawkins (Selfish Gene)</text:p>
      <text:p text:style-name="P3"/>
      <text:p text:style-name="P5"><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19"><text:line-break/><text:tab/><text:span text:style-name="T9">David Ruy, in advocating his philosophy of Object Oriented Ontology, issues a call for architecture to abandon its preoccupation with fields – systems of relationships that are the hallmark of </text:span><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2">nature' and 'world,' are themselves not real objects.” And this valid criticism progresses to examining the problematics of these ideas, our assumptions that nature exists in a steady state that we are disrupting (rather than in constant flux), and </text:span><text:span text:style-name="T12">that nature itself is somehow superior to humanity, and that our obligation is to be stewards of this </text:span><text:span text:style-name="T12">fictional nature, rather than crafters of it. </text:span></text:p>
      <text:p text:style-name="P20"><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p>
      <text:p text:style-name="P4"><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4"><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4"><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4"><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4"><text:tab/>We can at least take solace in the fact that the universe will end, either in a big crunch or a slow heat death, and that all evidence and memory of everything we have thought and done will disappear. <text:soft-page-break/>So whether we are wrong or we are right (and we are almost certainly both and neither), it doesn't matter too much in the end.</text:p>
      <text:p text:style-name="P2"/>
      <text:p text:style-name="P2"/>
      <text:p text:style-name="P14">Gunkspace, funkspace, bunkspace, punkspace</text:p>
      <text:p text:style-name="P16">Rem Koolhaas (Junkspace)</text:p>
      <text:p text:style-name="P12"/>
      <text:p text:style-name="P6"><text:tab/>What the fuck is junkspace? I read that whole essay and I couldn't make out a coherent argument. (To be honest, I didn't read the whole article. I skipped pages 6 and 7. I don't think it matters, maybe that's actually the point.) It's just a series aphorisms? </text:p>
      <text:p text:style-name="P6"><text:tab/>Is "Junkspace" junkspace? Is Rem just generating more junkspace? Or maybe copying its form? Why are there no paragraphs? How do I read this text? Am I supposed to read junkspace the same way? </text:p>
      <text:p text:style-name="P6"><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6"><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6"><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6"><text:tab/>Should we look at junkspace or avert our eyes? </text:p>
      <text:p text:style-name="P6"><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P6"><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6"/>
      <text:p text:style-name="P14">Autonomy + Recursion </text:p>
      <text:p text:style-name="P16">Victor Hugo (Hunchback of Notre Dame),</text:p>
      <text:p text:style-name="P16">Eisenman (Neo-Functionalism), </text:p>
      <text:p text:style-name="P16"><text:s/>M<text:span text:style-name="T17">anfredo Tafuri</text:span><text:span text:style-name="T8"> (Toward a Critique of Architectural Ideology),</text:span></text:p>
      <text:p text:style-name="P6"/>
      <text:p text:style-name="P6"><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text:soft-page-break/>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6"><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6"><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6"><text:tab/>This argument, expressed by Peter Eisenman among others, seems suspiciously simplistic. 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6"><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6"><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P6"><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6"/>
      <text:p text:style-name="P6"/>
      <text:p text:style-name="P14">Remembering, Forgetting, Meaning</text:p>
      <text:p text:style-name="P16">Manfredo Tafuri (L'architecture dans le Boudoir),</text:p>
      <text:p text:style-name="P16"><text:s/>Aldo Rossi (Architecture of the City)</text:p>
      <text:p text:style-name="P7"/>
      <text:p text:style-name="P8"><text:span text:style-name="T16">“</text:span><text:span text:style-name="T13">Colorless green ideas sleep furiously” </text:span><text:span text:style-name="T14">- Noam Chomsky</text:span></text:p>
      <text:p text:style-name="P8"><text:span text:style-name="T14"/></text:p>
      <text:p text:style-name="P11"><text:span text:style-name="T11"><text:tab/>I have to admit that I am still not entirely sure I understand the idea of the locus. At the same time, I am not sure that Rossi entirely understands it either, or that there is a single unified, consistent idea there which can be understood. I am supposed to begin this essay with a thesis, and then attempt to prove that thesis. Of course we have to take a stand, but if anything, this set of essays is permeated with the idea that any stance is fundamentally flawed, that any idea is subject to criticism and will be superseded by other ideas, maybe more true, maybe just more appropriate in a different context. <text:s/>I</text:span>f <text:soft-page-break/>Rossi and Tafuri and Eisenman are all wrong, then I will also be wrong. Maybe I can find the flaws in their arguments; maybe I can construct some nice little ideas, but probably not, they probably wouldn't be original anyway. </text:p>
      <text:p text:style-name="P11"><text:tab/>What is the point of writing these anyways? To encourage deep engagement with the text? To improve my ability to write and think critically? From whose perspective is that question even being asked, the student, the teacher, the school, the profession, the society? Most of these questions cannot be answered, or can be answered in a variety of different ways, which is maybe the same thing.</text:p>
      <text:p text:style-name="P11"><text:tab/>What then is my thesis? To begin with a thesis, we must find a thesis to confront – argument proceeds from dialectic, the confrontation of two opposing views. I intend to confront and deconstruct Rossi's ideas about the meaning of the city and the locus which, although beautiful and deep, are also essentializing .</text:p>
      <text:p text:style-name="P11"><text:span text:style-name="T19"><text:tab/>Rossi asserts that the “One can say that the city itself is the collective memory of its people”, that the city is “city is the locus of the collective memory.”</text:span><text:span text:style-name="T19"><text:note text:id="ftn1" text:note-class="footnote"><text:note-citation>1</text:note-citation><text:note-body><text:p text:style-name="Footnote">Rossi, <text:span text:style-name="T16">Architecture of the City</text:span>, 130</text:p></text:note-body></text:note></text:span><text:span text:style-name="T19"> Furthermore, the city and the architectural objects have an essense, and </text:span><text:span text:style-name="T20">“that if the architectural construction we are examining had been built recently, it would not have the same value.”</text:span><text:span text:style-name="T20"><text:note text:id="ftn3" text:note-class="footnote"><text:note-citation>2</text:note-citation><text:note-body><text:p text:style-name="Footnote">Rossi, 29</text:p></text:note-body></text:note></text:span></text:p>
      <text:p text:style-name="P6"><text:tab/>Although we are inclined to believe that our memories are accurate representations of the past, this is not the case; memory is a process of construction. <text:s/>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 Memories exist in an interface with the natural world. Memories lie dormant, waiting to be triggered, an thus remade; in the same way, memory resides in every architectural object, waiting to be read, and re-interpreted.</text:p>
      <text:p text:style-name="P6"><text:tab/>Rossi asserts that <text:span text:style-name="T19">“</text:span><text:span text:style-name="T20">the concept that one person has of an urban artifact will always differ from that of someone who "lives" that same artifact.” But this does not go far enough. Any two people who have lived the same artifact will have different concepts of that – based on their own experiences and expectations, their own complex of memories.</text:span></text:p>
      <text:p text:style-name="P10"><text:tab/>What is the nature of the memory that is embedded in architectural space? Monuments project a kind of grand collective memory - they reflect values from a certain time, as perceived through modern eyes. They are in some ways the most honest and telling of the memory shards of the city, because they (at least we assume) were constructed with a specific purpose, an idea that they were designed to project. But this memory becomes obscured over time – in fact, it is obscured immediately, because even the author cannot fully understand what is being written. And whatever their initial meaning was meant to be, this becomes quickly eroded, as we write on top of it with our own expectations and idealized imaginations of what the mindset of the monument builders was. In this way, by attempting to project a single truth, monuments become the biggest liars – they tell the lie that meaning can be recaptured, that the city or the object has a fixed definition and that it is our responsibility to understand it. The truth is that the monument is what we make of it for ourselves. Rossi makes reference to this reality in his reference to<text:span text:style-name="T23">“ whole pieces of the city...whose function now is no longer the original one”</text:span><text:span text:style-name="T23"><text:note text:id="ftn0" text:note-class="footnote"><text:note-citation>3</text:note-citation><text:note-body><text:p text:style-name="Footnote">Rossi, ibid., 29</text:p></text:note-body></text:note></text:span><text:span text:style-name="T23">, but this kind of transformation conflicts with his ideas about the permanent essence of the city.</text:span></text:p>
      <text:p text:style-name="P10"><text:span text:style-name="T23"><text:tab/>Tafuri asserts that it is the fate of the post-modernists to “</text:span>work with leftover materials, with the garbage and throwaways of our daily and commonplace existence, is an integral aspect of the tradition of modern art.<text:note text:id="ftn6" text:note-class="footnote"><text:note-citation>4</text:note-citation><text:note-body><text:p text:style-name="Footnote">Manfredo Tafuri, 292</text:p></text:note-body></text:note>” But this is not the product of the collapse of a certain kind of intellectual rationalism. Rather, this is the reality of all works of interpretatin. A theory is nothing more than a series of fragments, perhaps assembled into a rational argument, but the argument, like rationalism itself, cannot <text:soft-page-break/>stand up to scrutiny. What persists is not the fundamental idea, but the fragments, which are endlessly reassembled, a millenia-long series of chimera, some of which are more persuasive, more desirable than others.</text:p>
      <text:p text:style-name="P11"><text:span text:style-name="T19"><text:tab/>The city itself is therefore indistinguishable from the ruin. A ruin is typically considered as an architectural object that has been abandoned – whose use has been abandoned. T</text:span>he ruin is an object that is simultaneously monumental and invisible. Sometimes, ruins retain fragments of memory – aspects of them are preserved, and these become what we believe to be the essence of the ruin – the important parts should be the ones that we remember, right? More interestingly, sometimes they are completely forgotten, and entire histories become constructed around these ruins. We do not know what they meant, but we know what they mean to us; they become repositories of false memories, memories of what should have been, expressions of our current beliefs about how civilization and reality operates.</text:p>
      <text:p text:style-name="P6"><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 Science becomes another technique for story-telling, for extrapolating inadequate information into a coherent story, which is then legitimized through the technique which is used to analyze it.. </text:p>
      <text:p text:style-name="P6"><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6"><text:tab/>How then do we deal with this situation, this seeming meaninglessness? If all objects fundamentally retreat from understanding, how do we move forward. Tafuri offers some kind of comfort in the idea of deconstruction at the heart of criticism: <text:span text:style-name="T25">"At the origins of the critical act are always found the acts of distinguishing, separating, and disintegrating a given structure. Without the act of disintegrating the object under analysis, it is impossible to rewrite it." The act of criticism is an act of deconstruction, in which we disassemble an endlessly rich object into separate pieces, and employ those pieces we find relevant in our reconstruction. Interpretation, like memory, is a constant act of construction – our feelings and ideas about a building, whatever they are, take on their own validity, independent from whatever other meanings the object might have.</text:span></text:p>
      <text:p text:style-name="P6"><text:span text:style-name="T25"><text:tab/>This is how I have reconciled myself to the reading of Rossi, who, although beautiful and poetic, is also cryptic and mysterious. </text:span>There are fragments of his text that seem immensely valuable, but the thing itself is beyond my comprehension. What is the locus? We discussed it in class, but I've forgotten the answer – which was not in any case an answer, but an interpretation.</text:p>
      <text:p text:style-name="P6"><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We grab pieces, and re-deploy them in the service of our own beliefs, theories, etc. <text:s/>We attend class, and our understanding is transformed in response to the teacher's own interpretation, and we deploy these understandings into the creation of text, or design, or ideas. <text:s/></text:p>
      <text:p text:style-name="P6"><text:tab/>In discussions in this class, I do not remember much of the text that I have read; in my life, most of the events that have made up my experience are forgotten. We do not remember for long. Arguments become fragmentary. The act of writing presents a crystallization of a series of fragments of thought, a trace of what has passed. It won't last forever, but it will last for a while, and we can experience its value for the time that we have to enjoy it.</text:p>
      <text:p text:style-name="P6"/>
      <text:p text:style-name="P6"/>
      <text:p text:style-name="P14"><text:soft-page-break/>Truth, Lies, Simulation</text:p>
      <text:p text:style-name="P16">Dell Upton (Architecture History or Landscape History?),</text:p>
      <text:p text:style-name="P16">Colin Rowe (5 Architects),</text:p>
      <text:p text:style-name="P16">Peter Eisenman (End of the Classical)</text:p>
      <text:p text:style-name="P16"/>
      <text:p text:style-name="P12"><text:span text:style-name="T2">"[Modernism] was an elaborately indirect mechanism for suppression of feelings of guilt"</text:span><text:span text:style-name="T2"><text:note text:id="ftn7" text:note-class="footnote"><text:note-citation>5</text:note-citation><text:note-body><text:p text:style-name="Footnote">Colin Rowe, 5 Architects, </text:p></text:note-body></text:note></text:span></text:p>
      <text:p text:style-name="P22"><text:span text:style-name="T23"/></text:p>
      <text:p text:style-name="P16"/>
      <text:p text:style-name="P6"><text:tab/>Of the many things I have learned in architecture school, one of the most important is the value of lying. Architecture students lie often, and well. It is a skill we learn quite early.</text:p>
      <text:p text:style-name="P6"><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6"><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6"><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6"><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6"><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fiction?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 Upton describes history and theory as “<text:span text:style-name="T20">complementary strategies of defining a distinctive realm of expertise and of devising a mechanism for limiting entrance to its practice”</text:span><text:span text:style-name="T20"><text:note text:id="ftn8" text:note-class="footnote"><text:note-citation>6</text:note-citation><text:note-body><text:p text:style-name="Footnote">Dell Upton, Architecture History or Landscape History, 195</text:p></text:note-body></text:note></text:span></text:p>
      <text:p text:style-name="P6"><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P6"><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P11"><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1"><text:tab/>Upton instead proposes a broadening of architectural history, as part of a broader trend of the dissolution of boundaries among the humanities. He proposes architectural history reorient itself <text:soft-page-break/>towards the cultural landscape, privileging t<text:span text:style-name="T18">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1"><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9" text:note-class="footnote"><text:note-citation>7</text:note-citation><text:note-body><text:p text:style-name="Footnote">Eisenman, 157</text:p></text:note-body></text:note> And of course history has been dealt with quite thoroughly already.</text:p>
      <text:p text:style-name="P10"><text:tab/>“The three fictions just discussed can be seen not as fictions but rather as simulations. As has been said, fiction becomes simulation when it does not recognize its condition as fiction,”<text:note text:id="ftn10" text:note-class="footnote"><text:note-citation>8</text:note-citation><text:note-body><text:p text:style-name="Footnote">Eisenman, 159</text:p></text:note-body></text:note>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p>
      <text:p text:style-name="P9"/>
      <text:p text:style-name="P6"><text:span text:style-name="T19"><text:tab/>Our simulations today have become dramatically more powerful, now that we have machines to </text:span><text:span text:style-name="T19">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6"><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6"><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text:soft-page-break/>believe to be true but cannot be proven – and use them to create a grand model rich in meaning and implications. But we know now that Euclid's axioms are not what he originally believed them to be; the great advances in non-Euclidean geometry in the 19<text:span text:style-name="T22">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6"><text:tab/>What does this mean for architecture?</text:p>
      <text:p text:style-name="P6"><text:tab/></text:p>
      <text:p text:style-name="P6"><text:tab/>Eisenman proceeds to describe a positive aspect of non-truths: "alternative fictions for the origin can be proposed: for example, one that is arbitrary, one that has no external value derived from meaning, truth, or timelessness."<text:note text:id="ftn11" text:note-class="footnote"><text:note-citation>9</text:note-citation><text:note-body><text:p text:style-name="Footnote">Eisenman, 161</text:p></text:note-body></text:note></text:p>
      <text:p text:style-name="P6"><text:tab/>Having spent the semester dealing with the impossibility of action and truth, this idea is very exciting – what if we can find truth through fiction?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6"><text:tab/>If we can imagine an infinity of alterate architectures, what do we do with them? What architectural simulations would be the most valuable? Eisenman deals very delicately with the idea of fiction in his piece "The End of the Classical," wherein he busts apart modernism, claiming that it was never even really present in the first place. "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P6"><text:tab/>Ultimately, if truth is impossible, fragmentary, unknowable, perhaps we can place our value in fiction. Everything we say and believe is a kind of fiction, some of which are acknowledged, some of which are not. Some of our fictions try to hew as closely to truth as possible, some veer far away and reveal greater things through this distance. If we acknowledge that truth is impossible, we should try to develop a systematically unsystematic field of fictions. As Godel famously proved (demonstrated? asserted?) no formal axiomatic system can prove all of the theorems that it contains. There are always truths that are beyond the reach of our systems, and these systems themselves are always a kind of fiction. Perhaps it would be more productive – it would certainly be more enjoyable – to develop a menagerie of architectural fictions that let us tell powerful lies about architectural tru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12T17:25:54</dc:date>
    <dc:creator>Christopher Edgemon</dc:creator>
    <meta:editing-duration>PT10H37M29S</meta:editing-duration>
    <meta:editing-cycles>95</meta:editing-cycles>
    <meta:generator>OpenOffice/4.1.2$Unix OpenOffice.org_project/412m3$Build-9782</meta:generator>
    <meta:document-statistic meta:table-count="0" meta:image-count="0" meta:object-count="0" meta:page-count="14" meta:paragraph-count="155" meta:word-count="8901" meta:character-count="54456"/>
  </office:meta>
</office:document-meta>
</file>